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51pt"/>
    </style:style>
    <style:style style:name="co2" style:family="table-column">
      <style:table-column-properties fo:break-before="auto" style:column-width="90.74pt"/>
    </style:style>
    <style:style style:name="co3" style:family="table-column">
      <style:table-column-properties fo:break-before="auto" style:column-width="108.74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7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46pt" fo:break-before="auto" style:use-optimal-row-height="false"/>
    </style:style>
    <style:style style:name="ro4" style:family="table-row">
      <style:table-row-properties style:row-height="13.89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TL_20_RowProperty" style:data-style-name="N0">
      <style:table-cell-properties fo:background-color="#fa6900" style:cell-protect="protected" style:print-content="true" style:text-align-source="fix" style:repeat-content="false" fo:border="0.06pt solid #000000" style:vertical-align="automatic"/>
      <style:paragraph-properties fo:text-align="start" fo:margin-left="0pt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3" style:family="table-cell" style:parent-style-name="TL_20_RowHeader" style:data-style-name="N0">
      <style:table-cell-properties fo:border-bottom="none" fo:background-color="#fae600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pt"/>
    </style:style>
    <style:style style:name="ce4" style:family="table-cell" style:parent-style-name="TL_20_RowHeader" style:data-style-name="N0">
      <style:table-cell-properties fo:border-bottom="none" fo:background-color="#fae6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pt"/>
    </style:style>
    <style:style style:name="ce5" style:family="table-cell" style:parent-style-name="TL_20_RowHeader" style:data-style-name="N0">
      <style:table-cell-properties fo:border-bottom="0.06pt solid #000000" fo:background-color="#fae6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pt"/>
    </style:style>
    <style:style style:name="ce6" style:family="table-cell" style:parent-style-name="Default" style:data-style-name="N0"/>
    <style:style style:name="ce7" style:family="table-cell" style:parent-style-name="TL_20_ColHeader" style:data-style-name="N0">
      <style:table-cell-properties fo:background-color="#69d2e7" style:cell-protect="protected" style:print-content="true" style:text-align-source="fix" style:repeat-content="false" fo:border="0.06pt solid #000000" style:vertical-align="automatic"/>
      <style:paragraph-properties fo:text-align="start" fo:margin-left="0pt"/>
    </style:style>
    <style:style style:name="ce8" style:family="table-cell" style:parent-style-name="TL_20_RowHeader" style:data-style-name="N0">
      <style:table-cell-properties fo:border-bottom="none" fo:background-color="#fae6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start" fo:margin-left="0pt"/>
    </style:style>
    <style:style style:name="ce9" style:family="table-cell" style:parent-style-name="TL_20_RowHeader" style:data-style-name="N0">
      <style:table-cell-properties fo:border-bottom="none" fo:background-color="#fae600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pt"/>
    </style:style>
    <style:style style:name="ce10" style:family="table-cell" style:parent-style-name="TL_20_RowHeader" style:data-style-name="N0">
      <style:table-cell-properties fo:border-bottom="0.06pt solid #000000" fo:background-color="#fae600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pt"/>
    </style:style>
    <style:style style:name="ce11" style:family="table-cell" style:parent-style-name="TL_20_Data" style:data-style-name="N0">
      <style:table-cell-properties fo:border-bottom="none" fo:background-color="#c8c8a9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pt"/>
    </style:style>
    <style:style style:name="ce12" style:family="table-cell" style:parent-style-name="TL_20_Data" style:data-style-name="N0">
      <style:table-cell-properties fo:border-bottom="none" fo:background-color="#c8c8a9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pt"/>
    </style:style>
    <style:style style:name="ce13" style:family="table-cell" style:parent-style-name="TL_20_Data" style:data-style-name="N0">
      <style:table-cell-properties fo:border-bottom="0.06pt solid #000000" fo:background-color="#c8c8a9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0" table:default-cell-style-name="ce6"/>
        <table:table-column table:style-name="co5" table:default-cell-style-name="ce6"/>
        <table:table-row table:style-name="ro1">
          <table:table-cell table:style-name="ce1" office:value-type="string" calcext:value-type="string">
            <text:p>Gemeente</text:p>
          </table:table-cell>
          <table:table-cell table:style-name="ce7" office:value-type="string" calcext:value-type="string">
            <text:p>Geslacht</text:p>
          </table:table-cell>
          <table:table-cell table:style-name="ce7" office:value-type="string" calcext:value-type="string">
            <text:p>PopulatieCBS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>
            <text:p>Aa en Hunze</text:p>
          </table:table-cell>
          <table:table-cell table:style-name="ce8" office:value-type="string" calcext:value-type="string">
            <text:p>Mannen</text:p>
          </table:table-cell>
          <table:table-cell table:style-name="ce11" office:value-type="float" office:value="12558" calcext:value-type="float">
            <text:p>125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gte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 calcext:value-type="string">
            <text:p>Aal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995" calcext:value-type="float">
            <text:p>59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ls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293" calcext:value-type="float">
            <text:p>112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l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390" calcext:value-type="float">
            <text:p>93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 Aa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95" calcext:value-type="float">
            <text:p>45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rden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arle-Rixt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bbe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bbenbr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bc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61" calcext:value-type="float">
            <text:p>41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chtkarspe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168" calcext:value-type="float">
            <text:p>141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du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kersloo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26" calcext:value-type="float">
            <text:p>25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blasser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019" calcext:value-type="float">
            <text:p>90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brandswaa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848" calcext:value-type="float">
            <text:p>88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kema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287" calcext:value-type="float">
            <text:p>72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kmaa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594" calcext:value-type="float">
            <text:p>455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me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960" calcext:value-type="float">
            <text:p>329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mer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4886" calcext:value-type="float">
            <text:p>748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m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lphen aan den Rij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617" calcext:value-type="float">
            <text:p>346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phen en Ri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lphen-Cha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787" calcext:value-type="float">
            <text:p>47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bt Del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13" calcext:value-type="float">
            <text:p>28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bt Montfo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536" calcext:value-type="float">
            <text:p>55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by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ei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e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79" calcext:value-type="float">
            <text:p>17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ero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71" calcext:value-type="float">
            <text:p>35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ersfoo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2439" calcext:value-type="float">
            <text:p>624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mersto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merzo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stel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657" calcext:value-type="float">
            <text:p>366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stenra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ster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1662" calcext:value-type="float">
            <text:p>3616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d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nd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51" calcext:value-type="float">
            <text:p>32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ger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78" calcext:value-type="float">
            <text:p>24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kev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nloo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nna Paulown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059" calcext:value-type="float">
            <text:p>70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peldo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5374" calcext:value-type="float">
            <text:p>753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ppelte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ppinge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023" calcext:value-type="float">
            <text:p>60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cen en Vel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52" calcext:value-type="float">
            <text:p>45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k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rnemui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rn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8456" calcext:value-type="float">
            <text:p>684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sp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s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701" calcext:value-type="float">
            <text:p>287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ssendelf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s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041" calcext:value-type="float">
            <text:p>80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venho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veree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802" calcext:value-type="float">
            <text:p>78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x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090" calcext:value-type="float">
            <text:p>60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ard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a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arle-Nassau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29" calcext:value-type="float">
            <text:p>32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a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657" calcext:value-type="float">
            <text:p>116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ex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flo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kel en Milheez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nger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ren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381" calcext:value-type="float">
            <text:p>153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nev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039" calcext:value-type="float">
            <text:p>240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rsingerho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rwoutswaard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ten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th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05" calcext:value-type="float">
            <text:p>26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d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439" calcext:value-type="float">
            <text:p>54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g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ek (L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500" calcext:value-type="float">
            <text:p>8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k en Don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emst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45" calcext:value-type="float">
            <text:p>42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r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erta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es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e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632" calcext:value-type="float">
            <text:p>66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t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il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lf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72" calcext:value-type="float">
            <text:p>27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lingwed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60" calcext:value-type="float">
            <text:p>48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lingwol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mel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mm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077" calcext:value-type="float">
            <text:p>90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nnebro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02" calcext:value-type="float">
            <text:p>25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nscho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nthuiz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 en D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 en Terblij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amba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87" calcext:value-type="float">
            <text:p>45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159" calcext:value-type="float">
            <text:p>91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n (L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770" calcext:value-type="float">
            <text:p>67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n (NH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482" calcext:value-type="float">
            <text:p>64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n op Zoo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356" calcext:value-type="float">
            <text:p>323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y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195" calcext:value-type="float">
            <text:p>91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ha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h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schenho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554" calcext:value-type="float">
            <text:p>65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kel en Rodenrij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554" calcext:value-type="float">
            <text:p>85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kel-Enscho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kel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kenwou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khou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lic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nhez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488" calcext:value-type="float">
            <text:p>144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niss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99" calcext:value-type="float">
            <text:p>63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413" calcext:value-type="float">
            <text:p>134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un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802" calcext:value-type="float">
            <text:p>128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usich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ver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529" calcext:value-type="float">
            <text:p>175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er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iervli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igge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t Bild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194" calcext:value-type="float">
            <text:p>51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Bil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112" calcext:value-type="float">
            <text:p>151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ngelra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innenmaa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592" calcext:value-type="float">
            <text:p>95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ad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650" calcext:value-type="float">
            <text:p>96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adel en Neters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ankenh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aric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45" calcext:value-type="float">
            <text:p>45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eis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268" calcext:value-type="float">
            <text:p>52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eskensgraaf en Hofwe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oemend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935" calcext:value-type="float">
            <text:p>79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okk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okzij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arnsterhi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390" calcext:value-type="float">
            <text:p>93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choltz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degra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800" calcext:value-type="float">
            <text:p>98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degraven-Reeu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ek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705" calcext:value-type="float">
            <text:p>47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n Bo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49" calcext:value-type="float">
            <text:p>37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lswa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64" calcext:value-type="float">
            <text:p>45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 Bomm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ornsterh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cu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329" calcext:value-type="float">
            <text:p>53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g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ger-Odo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148" calcext:value-type="float">
            <text:p>131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gha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253" calcext:value-type="float">
            <text:p>72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n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094" calcext:value-type="float">
            <text:p>110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se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149" calcext:value-type="float">
            <text:p>111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ssel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skoo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591" calcext:value-type="float">
            <text:p>75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venkarsp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x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470" calcext:value-type="float">
            <text:p>144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xt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625" calcext:value-type="float">
            <text:p>146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ak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and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ed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8992" calcext:value-type="float">
            <text:p>789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ederwie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44" calcext:value-type="float">
            <text:p>63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esken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euke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030" calcext:value-type="float">
            <text:p>70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iel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904" calcext:value-type="float">
            <text:p>79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oek in Wat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oekhui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91" calcext:value-type="float">
            <text:p>9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onckhors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ouwershav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uiniss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um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775" calcext:value-type="float">
            <text:p>107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uns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827" calcext:value-type="float">
            <text:p>148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d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un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unni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780" calcext:value-type="float">
            <text:p>67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nscho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701" calcext:value-type="float">
            <text:p>97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729" calcext:value-type="float">
            <text:p>127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rgh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us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388" calcext:value-type="float">
            <text:p>143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urmals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adier en Ke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adz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allantsoo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apelle aan den IJs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1539" calcext:value-type="float">
            <text:p>315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astric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285" calcext:value-type="float">
            <text:p>112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ha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lin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oevo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749" calcext:value-type="float">
            <text:p>177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oth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ranendonc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370" calcext:value-type="float">
            <text:p>103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romstrij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67" calcext:value-type="float">
            <text:p>63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u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256" calcext:value-type="float">
            <text:p>122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uijk en Sint Agatha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ulembo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431" calcext:value-type="float">
            <text:p>124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l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alf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026" calcext:value-type="float">
            <text:p>90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ntum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862" calcext:value-type="float">
            <text:p>98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ntumadi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i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lf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0254" calcext:value-type="float">
            <text:p>502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lfzij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429" calcext:value-type="float">
            <text:p>144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ekam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49" calcext:value-type="float">
            <text:p>63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urn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152" calcext:value-type="float">
            <text:p>161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vent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661" calcext:value-type="float">
            <text:p>416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361" calcext:value-type="float">
            <text:p>83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747" calcext:value-type="float">
            <text:p>117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penhei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50" calcext:value-type="float">
            <text:p>13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penv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ess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ev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nkel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nteloord en Prinsen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nth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nxper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91" calcext:value-type="float">
            <text:p>42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rks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45" calcext:value-type="float">
            <text:p>40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dewaa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95" calcext:value-type="float">
            <text:p>22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es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712" calcext:value-type="float">
            <text:p>57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etinc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513" calcext:value-type="float">
            <text:p>235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kk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om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o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437" calcext:value-type="float">
            <text:p>124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ng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460" calcext:value-type="float">
            <text:p>124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niawerst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o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732" calcext:value-type="float">
            <text:p>47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ornsp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or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9042" calcext:value-type="float">
            <text:p>590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echt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036" calcext:value-type="float">
            <text:p>50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eischo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eum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iebergen-Rijsen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756" calcext:value-type="float">
            <text:p>87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iebrug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iewe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imme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364" calcext:value-type="float">
            <text:p>133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on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986" calcext:value-type="float">
            <text:p>179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un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u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524" calcext:value-type="float">
            <text:p>85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bbel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uive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ui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685" calcext:value-type="float">
            <text:p>126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ivendij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n Du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uss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wingeloo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620" calcext:value-type="float">
            <text:p>96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cht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67" calcext:value-type="float">
            <text:p>33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cht-Sust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dam-Volen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957" calcext:value-type="float">
            <text:p>139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0300" calcext:value-type="float">
            <text:p>503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l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emne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74" calcext:value-type="float">
            <text:p>42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msmo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527" calcext:value-type="float">
            <text:p>85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nr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er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431" calcext:value-type="float">
            <text:p>94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th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gmo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87" calcext:value-type="float">
            <text:p>56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gmond aan Ze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gmond-Binn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i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551" calcext:value-type="float">
            <text:p>85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ijgelshov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ijs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036" calcext:value-type="float">
            <text:p>60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ijsden-Margra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indho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1828" calcext:value-type="float">
            <text:p>1018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723" calcext:value-type="float">
            <text:p>107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kerze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leme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lewouts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sloo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246" calcext:value-type="float">
            <text:p>82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m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3187" calcext:value-type="float">
            <text:p>531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mpel en Meer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ngel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nkhui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456" calcext:value-type="float">
            <text:p>84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nsche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6473" calcext:value-type="float">
            <text:p>764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p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320" calcext:value-type="float">
            <text:p>163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rme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231" calcext:value-type="float">
            <text:p>132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sch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st en Opijn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tten en Leu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tten-Leu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722" calcext:value-type="float">
            <text:p>187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verdi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zin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Ferwerd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Ferwerderadi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40" calcext:value-type="float">
            <text:p>45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ijnaart en Heijni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Finsterwol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Franek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Franek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185" calcext:value-type="float">
            <text:p>101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Friese M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Fryske Mar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aast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aasterlân-Slea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161" calcext:value-type="float">
            <text:p>51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asselt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ertruidenbe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593" calcext:value-type="float">
            <text:p>105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ervli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ff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ldermal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342" calcext:value-type="float">
            <text:p>123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ldro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872" calcext:value-type="float">
            <text:p>138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ldrop-Mierlo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l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647" calcext:value-type="float">
            <text:p>166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mer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mert-Bak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062" calcext:value-type="float">
            <text:p>140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ndr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521" calcext:value-type="float">
            <text:p>105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nd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36" calcext:value-type="float">
            <text:p>36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nemui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04" calcext:value-type="float">
            <text:p>48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nne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675" calcext:value-type="float">
            <text:p>86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ull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ess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essen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essenlan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128" calcext:value-type="float">
            <text:p>71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ie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ethoo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lze en Rij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398" calcext:value-type="float">
            <text:p>123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ederee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574" calcext:value-type="float">
            <text:p>55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eree-Overflakke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e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424" calcext:value-type="float">
            <text:p>174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ir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166" calcext:value-type="float">
            <text:p>111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oise M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o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157" calcext:value-type="float">
            <text:p>61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rinc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676" calcext:value-type="float">
            <text:p>166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rs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534" calcext:value-type="float">
            <text:p>65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ud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086" calcext:value-type="float">
            <text:p>350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udera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udriaa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udswa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afstroo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73" calcext:value-type="float">
            <text:p>48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auw en Langen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f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ft-De Rij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08" calcext:value-type="float">
            <text:p>32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ms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10" calcext:value-type="float">
            <text:p>33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th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v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533" calcext:value-type="float">
            <text:p>65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18" calcext:value-type="float">
            <text:p>45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66" calcext:value-type="float">
            <text:p>43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hage (gemeente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5627" calcext:value-type="float">
            <text:p>2156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mo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pold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zan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525" calcext:value-type="float">
            <text:p>95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evenbich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ijps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ijps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e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en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01" calcext:value-type="float">
            <text:p>45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esb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509" calcext:value-type="float">
            <text:p>95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ningen (gemeente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5801" calcext:value-type="float">
            <text:p>858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nsv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ot-Ammer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otebr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otega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055" calcext:value-type="float">
            <text:p>60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ubbenvor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21" calcext:value-type="float">
            <text:p>35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ulp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ulpen-Witt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779" calcext:value-type="float">
            <text:p>77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f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aks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228" calcext:value-type="float">
            <text:p>122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mste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a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179" calcext:value-type="float">
            <text:p>71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l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1767" calcext:value-type="float">
            <text:p>717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lemmerliede en Spaarnw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51" calcext:value-type="float">
            <text:p>27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lemmer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741" calcext:value-type="float">
            <text:p>567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strech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e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941" calcext:value-type="float">
            <text:p>49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gestei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lderberg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724" calcext:value-type="float">
            <text:p>147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lst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n H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626" calcext:value-type="float">
            <text:p>76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p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rdenbe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825" calcext:value-type="float">
            <text:p>178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der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797" calcext:value-type="float">
            <text:p>197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dinxveld-Giessen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811" calcext:value-type="float">
            <text:p>88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790" calcext:value-type="float">
            <text:p>87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enkarsp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771" calcext:value-type="float">
            <text:p>77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l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671" calcext:value-type="float">
            <text:p>76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me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24" calcext:value-type="float">
            <text:p>39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sk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ssel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34" calcext:value-type="float">
            <text:p>40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tt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88" calcext:value-type="float">
            <text:p>56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velt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zerswou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d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31" calcext:value-type="float">
            <text:p>41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l en Panh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mske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619" calcext:value-type="float">
            <text:p>176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mste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213" calcext:value-type="float">
            <text:p>122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nvli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Heer-Abts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Heer-Arends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938" calcext:value-type="float">
            <text:p>89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Heerenh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en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271" calcext:value-type="float">
            <text:p>202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ewaar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hugowaa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197" calcext:value-type="float">
            <text:p>231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jans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92" calcext:value-type="float">
            <text:p>17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655" calcext:value-type="float">
            <text:p>466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sch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s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swijk-Dinth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z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ze-Leen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776" calcext:value-type="float">
            <text:p>77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fshuiz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i- en Boeico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ilo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811" calcext:value-type="float">
            <text:p>108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inenoo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inkensz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in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90" calcext:value-type="float">
            <text:p>39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keli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ken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l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961" calcext:value-type="float">
            <text:p>99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 Held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682" calcext:value-type="float">
            <text:p>296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lendo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992" calcext:value-type="float">
            <text:p>179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levoetslui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389" calcext:value-type="float">
            <text:p>193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mo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649" calcext:value-type="float">
            <text:p>406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voir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melumer Oldefe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ndrik-Ido-Amba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433" calcext:value-type="float">
            <text:p>104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gelo (Gld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84" calcext:value-type="float">
            <text:p>42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gelo (O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856" calcext:value-type="float">
            <text:p>398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naard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nsbr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rki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r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Hertogenbosc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4250" calcext:value-type="float">
            <text:p>642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rwen en Aerd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rwijn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t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14" calcext:value-type="float">
            <text:p>48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ukel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u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136" calcext:value-type="float">
            <text:p>81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us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708" calcext:value-type="float">
            <text:p>217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ythuy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139" calcext:value-type="float">
            <text:p>61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llego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244" calcext:value-type="float">
            <text:p>102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lvarenb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567" calcext:value-type="float">
            <text:p>75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lver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800" calcext:value-type="float">
            <text:p>398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ndeloop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dekens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nkoo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nsbr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velak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v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f van Twent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llands Kroo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l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82" calcext:value-type="float">
            <text:p>43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nteniss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04" calcext:value-type="float">
            <text:p>40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fdplaa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blok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e en Lage Mier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e en Lage Zwaluw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eloon, Hapert en Cast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e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087" calcext:value-type="float">
            <text:p>260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zand-Sappe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362" calcext:value-type="float">
            <text:p>163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karsp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wou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460" calcext:value-type="float">
            <text:p>324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rnaa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rss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r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944" calcext:value-type="float">
            <text:p>99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rst aan de Maa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u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794" calcext:value-type="float">
            <text:p>177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ijber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uis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816" calcext:value-type="float">
            <text:p>78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i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468" calcext:value-type="float">
            <text:p>204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lsbe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ul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850" calcext:value-type="float">
            <text:p>98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mmelo en Kepp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33" calcext:value-type="float">
            <text:p>22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n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84" calcext:value-type="float">
            <text:p>30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daard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Jls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Jsselh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03" calcext:value-type="float">
            <text:p>29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sselmui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486" calcext:value-type="float">
            <text:p>74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sselstei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214" calcext:value-type="float">
            <text:p>152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zendij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lpen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tt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Jabe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Jacobsw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484" calcext:value-type="float">
            <text:p>54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Jis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Jutphaa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ag en Braass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meri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mp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251" calcext:value-type="float">
            <text:p>162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nten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pel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35" calcext:value-type="float">
            <text:p>56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ttendij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t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342" calcext:value-type="float">
            <text:p>203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twou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edich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erkra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147" calcext:value-type="float">
            <text:p>251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rkwerv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erk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es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51" calcext:value-type="float">
            <text:p>21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st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428" calcext:value-type="float">
            <text:p>54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laaswa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limm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loetin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loosterbu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lunder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cke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e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ewach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ggen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llumerland en Nieuwkruis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740" calcext:value-type="float">
            <text:p>67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og aan de Zaa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rend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371" calcext:value-type="float">
            <text:p>53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rtenhoef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rtgen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udekerk aan den Rij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ude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abbendij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impen aan de L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impen aan den IJs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149" calcext:value-type="float">
            <text:p>141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rimpenerwa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ommeni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uini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uinr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wa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arb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883" calcext:value-type="float">
            <text:p>108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de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346" calcext:value-type="float">
            <text:p>73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dgraaf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171" calcext:value-type="float">
            <text:p>201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ds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986" calcext:value-type="float">
            <text:p>49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gbr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ge Ruige Wei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ged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187" calcext:value-type="float">
            <text:p>121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gera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sing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ren (Gld.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ren (NH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425" calcext:value-type="float">
            <text:p>54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530" calcext:value-type="float">
            <text:p>95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n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en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erbr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er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341" calcext:value-type="float">
            <text:p>103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r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51" calcext:value-type="float">
            <text:p>36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uwa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598" calcext:value-type="float">
            <text:p>435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uward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373" calcext:value-type="float">
            <text:p>53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7067" calcext:value-type="float">
            <text:p>570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erdor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717" calcext:value-type="float">
            <text:p>127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schen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219" calcext:value-type="float">
            <text:p>192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schendam-Voor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imui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kker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lysta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142" calcext:value-type="float">
            <text:p>321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mst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466" calcext:value-type="float">
            <text:p>64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ud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us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205" calcext:value-type="float">
            <text:p>142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xmo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chtenvoor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895" calcext:value-type="float">
            <text:p>98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00" calcext:value-type="float">
            <text:p>3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mp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en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Li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81" calcext:value-type="float">
            <text:p>56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shou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esv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03" calcext:value-type="float">
            <text:p>48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mbrich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m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73" calcext:value-type="float">
            <text:p>32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ngew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377" calcext:value-type="float">
            <text:p>53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ngewa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nn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nscho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ss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858" calcext:value-type="float">
            <text:p>108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t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20" calcext:value-type="float">
            <text:p>34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ttens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ttenseradi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416" calcext:value-type="float">
            <text:p>54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c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402" calcext:value-type="float">
            <text:p>94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e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35" calcext:value-type="float">
            <text:p>41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enersloo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oon op Z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404" calcext:value-type="float">
            <text:p>114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os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23" calcext:value-type="float">
            <text:p>42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pi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891" calcext:value-type="float">
            <text:p>68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pper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552" calcext:value-type="float">
            <text:p>55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ss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359" calcext:value-type="float">
            <text:p>113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uyksgest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rheez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12" calcext:value-type="float">
            <text:p>29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s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848" calcext:value-type="float">
            <text:p>198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tensd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718" calcext:value-type="float">
            <text:p>47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bra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892" calcext:value-type="float">
            <text:p>68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bre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485" calcext:value-type="float">
            <text:p>64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sdon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717" calcext:value-type="float">
            <text:p>57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dri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675" calcext:value-type="float">
            <text:p>116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gouw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s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51" calcext:value-type="float">
            <text:p>34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slui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350" calcext:value-type="float">
            <text:p>163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tri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8724" calcext:value-type="float">
            <text:p>587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de en Drimmel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rgra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016" calcext:value-type="float">
            <text:p>70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ie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rke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49" calcext:value-type="float">
            <text:p>36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k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Marn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532" calcext:value-type="float">
            <text:p>55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067" calcext:value-type="float">
            <text:p>50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uri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dembli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40" calcext:value-type="float">
            <text:p>38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e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er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erlo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erlo-Wans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44" calcext:value-type="float">
            <text:p>39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ers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984" calcext:value-type="float">
            <text:p>99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gen, Haren en Macha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ij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33" calcext:value-type="float">
            <text:p>29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lick en Herkenbosch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lis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lissan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naldum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140" calcext:value-type="float">
            <text:p>71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nameradi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nterwol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38" calcext:value-type="float">
            <text:p>63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pp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615" calcext:value-type="float">
            <text:p>146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rkelbe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he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lburg (Z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106" calcext:value-type="float">
            <text:p>221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lharni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245" calcext:value-type="float">
            <text:p>82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li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lst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n-Delf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n-Drenth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492" calcext:value-type="float">
            <text:p>164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nschouw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nv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wolda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wou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er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103" calcext:value-type="float">
            <text:p>51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jdrech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jnsheeren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ll en Sint Hub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32" calcext:value-type="float">
            <text:p>56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llingen aan de Rij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50" calcext:value-type="float">
            <text:p>29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erd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235" calcext:value-type="float">
            <text:p>182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ergest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erhuiz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erkapell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lenaarsgraaf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lenwa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nnicken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nst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043" calcext:value-type="float">
            <text:p>100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ntf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ntfoo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678" calcext:value-type="float">
            <text:p>66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ntfor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ok en Middelaa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88" calcext:value-type="float">
            <text:p>39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or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72" calcext:value-type="float">
            <text:p>39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ui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57" calcext:value-type="float">
            <text:p>33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unstergel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unten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aald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580" calcext:value-type="float">
            <text:p>145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aa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116" calcext:value-type="float">
            <text:p>81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der-Betuw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ederhorst den Be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54" calcext:value-type="float">
            <text:p>25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derl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340" calcext:value-type="float">
            <text:p>73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derwe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238" calcext:value-type="float">
            <text:p>82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e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520" calcext:value-type="float">
            <text:p>55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eerij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804" calcext:value-type="float">
            <text:p>58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bbixwou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dor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756" calcext:value-type="float">
            <text:p>57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- en Sint Joos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-Beij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 Pekela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 Ton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gei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1076" calcext:value-type="float">
            <text:p>310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nha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-Nie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r-Amst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r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rkerk aan den IJs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844" calcext:value-type="float">
            <text:p>108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schan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-Ginnek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koo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532" calcext:value-type="float">
            <text:p>55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-Lekk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771" calcext:value-type="float">
            <text:p>47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leu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37" calcext:value-type="float">
            <text:p>42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olda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poor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stad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v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vli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-Vosseme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gtevech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jefu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463" calcext:value-type="float">
            <text:p>54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jev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jke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435" calcext:value-type="float">
            <text:p>184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jme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3886" calcext:value-type="float">
            <text:p>738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ss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ssewa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stelro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be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-Beve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94" calcext:value-type="float">
            <text:p>34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br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eloo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env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599" calcext:value-type="float">
            <text:p>155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er-Koggen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253" calcext:value-type="float">
            <text:p>52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gouw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Noordoostelijke Pold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oostpold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056" calcext:value-type="float">
            <text:p>220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well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232" calcext:value-type="float">
            <text:p>122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wijkerhou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742" calcext:value-type="float">
            <text:p>77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tdor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59" calcext:value-type="float">
            <text:p>63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uenen, Gerwen en Nederwet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918" calcext:value-type="float">
            <text:p>119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umans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unspee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940" calcext:value-type="float">
            <text:p>129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t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310" calcext:value-type="float">
            <text:p>83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bbicht en Papenhov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b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72" calcext:value-type="float">
            <text:p>32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doo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effel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egstgee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137" calcext:value-type="float">
            <text:p>101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hé en Laa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irsbe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irscho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966" calcext:value-type="float">
            <text:p>89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ister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513" calcext:value-type="float">
            <text:p>125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amb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ldebro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371" calcext:value-type="float">
            <text:p>113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ehov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lde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ldemark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ldenz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361" calcext:value-type="float">
            <text:p>153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91" calcext:value-type="float">
            <text:p>46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st-Wijh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m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411" calcext:value-type="float">
            <text:p>84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nderbank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38" calcext:value-type="float">
            <text:p>42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nstwed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ltgensplaa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 Gelr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- en West-Sou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-, West- en Middelbeer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892" calcext:value-type="float">
            <text:p>88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dong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erbr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erhessel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erhou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042" calcext:value-type="float">
            <text:p>260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flakke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085" calcext:value-type="float">
            <text:p>50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huiz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kapell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stellingwerf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120" calcext:value-type="float">
            <text:p>131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voorn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zaa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63" calcext:value-type="float">
            <text:p>43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tmar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33" calcext:value-type="float">
            <text:p>22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enbaar Lichaam Z.IJ.P.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phemer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ploo, Sint Anthonis en Ledeack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p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567" calcext:value-type="float">
            <text:p>55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perdoe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pst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427" calcext:value-type="float">
            <text:p>144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s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254" calcext:value-type="float">
            <text:p>332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ssendrech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terle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tters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tto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 en Nieuw Gast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-Albla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-Beij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005" calcext:value-type="float">
            <text:p>110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 IJsselstre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 Pekela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lan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nbosch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n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nhoo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-Nie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r-Amst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19" calcext:value-type="float">
            <text:p>63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rke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77" calcext:value-type="float">
            <text:p>40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rkerk aan den IJss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-Ton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wat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09" calcext:value-type="float">
            <text:p>48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-Vosseme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wer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rassel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rbetuw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rsla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zan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anner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apeko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apen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820" calcext:value-type="float">
            <text:p>148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eel en Maa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eiz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ekel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654" calcext:value-type="float">
            <text:p>66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hilippin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iershi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ijnack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860" calcext:value-type="float">
            <text:p>118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ijnacker-Noot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olsbr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oortuga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oortvli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osterhol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rinsenbe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urmere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261" calcext:value-type="float">
            <text:p>352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tt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ut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392" calcext:value-type="float">
            <text:p>113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ttersh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aalt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262" calcext:value-type="float">
            <text:p>142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aamsdon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auwerderh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avenstei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48" calcext:value-type="float">
            <text:p>43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eu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423" calcext:value-type="float">
            <text:p>64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id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99" calcext:value-type="float">
            <text:p>34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imersw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410" calcext:value-type="float">
            <text:p>104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ness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nk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287" calcext:value-type="float">
            <text:p>152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nsw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29" calcext:value-type="float">
            <text:p>20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tranchemen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us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usel-De Mie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39" calcext:value-type="float">
            <text:p>63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he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398" calcext:value-type="float">
            <text:p>213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he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652" calcext:value-type="float">
            <text:p>86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hoo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dderke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859" calcext:value-type="float">
            <text:p>228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ethov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etv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nev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nsaterwou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ns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375" calcext:value-type="float">
            <text:p>73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nwaa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595" calcext:value-type="float">
            <text:p>55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nw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772" calcext:value-type="float">
            <text:p>97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Rij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sber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s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107" calcext:value-type="float">
            <text:p>131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ssen-Hol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swijk (NB.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swijk (ZH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066" calcext:value-type="float">
            <text:p>250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lland-Bath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tth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ckanj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erda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353" calcext:value-type="float">
            <text:p>53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ermo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288" calcext:value-type="float">
            <text:p>222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gg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ggel en N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45" calcext:value-type="float">
            <text:p>43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l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Ronde Ve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180" calcext:value-type="float">
            <text:p>171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osend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091" calcext:value-type="float">
            <text:p>380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osendaal en Nisp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ost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smal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ss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tter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1647" calcext:value-type="float">
            <text:p>2916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zen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636" calcext:value-type="float">
            <text:p>66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zend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33" calcext:value-type="float">
            <text:p>7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cph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407" calcext:value-type="float">
            <text:p>114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in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uinerwo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uur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38" calcext:value-type="float">
            <text:p>40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wi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as van Gen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37" calcext:value-type="float">
            <text:p>42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assenhei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265" calcext:value-type="float">
            <text:p>72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aesbe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a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476" calcext:value-type="float">
            <text:p>84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a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alk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arst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emd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174" calcext:value-type="float">
            <text:p>71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ellinkhou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lluin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rm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17" calcext:value-type="float">
            <text:p>25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ermerho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rpeniss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rpenz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17" calcext:value-type="float">
            <text:p>45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e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350" calcext:value-type="float">
            <text:p>373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ermonnikoo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94" calcext:value-type="float">
            <text:p>4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jnd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540" calcext:value-type="float">
            <text:p>115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mmer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in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889" calcext:value-type="float">
            <text:p>68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nv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iplui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711" calcext:value-type="float">
            <text:p>57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ondij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oonebe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oonho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807" calcext:value-type="float">
            <text:p>58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onrewoe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oor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86" calcext:value-type="float">
            <text:p>32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uwen-Duive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940" calcext:value-type="float">
            <text:p>169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erooskerke (Schouwen-Duivenland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erooskerke (Walcheren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even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97" calcext:value-type="float">
            <text:p>36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jbekarsp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mpelv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738" calcext:value-type="float">
            <text:p>57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Anthoni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954" calcext:value-type="float">
            <text:p>59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Geertrui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Janst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Lauren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Maar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Odilienbe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Pancra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Philips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-Anna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-Maartens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-Michielsgest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971" calcext:value-type="float">
            <text:p>139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-Oedenro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580" calcext:value-type="float">
            <text:p>85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tta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397" calcext:value-type="float">
            <text:p>243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ttard-Gel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karsterlâ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690" calcext:value-type="float">
            <text:p>136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lenak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lie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577" calcext:value-type="float">
            <text:p>115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ocht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603" calcext:value-type="float">
            <text:p>76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oten (F.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lui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luis (oud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luis-Aarden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16" calcext:value-type="float">
            <text:p>32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malling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103" calcext:value-type="float">
            <text:p>261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mil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n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762" calcext:value-type="float">
            <text:p>157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nelrewa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oe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764" calcext:value-type="float">
            <text:p>217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om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340" calcext:value-type="float">
            <text:p>93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ommels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on en Breug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428" calcext:value-type="float">
            <text:p>74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paube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pijkeniss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443" calcext:value-type="float">
            <text:p>364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prang-Capell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. Anthoni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d aan 't Haringvli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d Del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91" calcext:value-type="float">
            <text:p>34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dskan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518" calcext:value-type="float">
            <text:p>165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nddaarbui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phor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816" calcext:value-type="float">
            <text:p>78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veniss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vo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de Broec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661" calcext:value-type="float">
            <text:p>106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d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en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661" calcext:value-type="float">
            <text:p>116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bergen en Kruis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end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39" calcext:value-type="float">
            <text:p>25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320" calcext:value-type="float">
            <text:p>113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wijk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enwijkerwo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in (L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258" calcext:value-type="float">
            <text:p>132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llen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vensweer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ichtse Vech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iphou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ol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outen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ramproy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reef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rij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717" calcext:value-type="float">
            <text:p>47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údwest-Fryslâ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ust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526" calcext:value-type="float">
            <text:p>65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wal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07" calcext:value-type="float">
            <text:p>43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ge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552" calcext:value-type="float">
            <text:p>95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heij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ermun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erneu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056" calcext:value-type="float">
            <text:p>170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schellin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10" calcext:value-type="float">
            <text:p>25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teri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ex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716" calcext:value-type="float">
            <text:p>67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yli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ho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871" calcext:value-type="float">
            <text:p>118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h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83" calcext:value-type="float">
            <text:p>12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617" calcext:value-type="float">
            <text:p>196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enhoven (ZH.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ietjerkst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il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6700" calcext:value-type="float">
            <text:p>967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ub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198" calcext:value-type="float">
            <text:p>101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udderen (Drostambt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ull en 't Wa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wenter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wis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ynaar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573" calcext:value-type="float">
            <text:p>155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ytsjerksteradi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618" calcext:value-type="float">
            <text:p>156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bach over Worm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b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55" calcext:value-type="float">
            <text:p>45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157" calcext:value-type="float">
            <text:p>201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denhou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itgee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873" calcext:value-type="float">
            <text:p>58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itho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986" calcext:value-type="float">
            <text:p>129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ithuiz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ithuizermee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lestra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lr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109" calcext:value-type="float">
            <text:p>81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rmo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rs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squer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ting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trecht (gemeente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2403" calcext:value-type="float">
            <text:p>1124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trechtse Heuvelru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aal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414" calcext:value-type="float">
            <text:p>54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738" calcext:value-type="float">
            <text:p>67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burg (ZH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08" calcext:value-type="float">
            <text:p>19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burg aan de Geu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883" calcext:value-type="float">
            <text:p>88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burg-Houth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alkeniss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alkenswaa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412" calcext:value-type="float">
            <text:p>154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ri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een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028" calcext:value-type="float">
            <text:p>140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enend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744" calcext:value-type="float">
            <text:p>297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er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088" calcext:value-type="float">
            <text:p>110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gh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171" calcext:value-type="float">
            <text:p>181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ldho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337" calcext:value-type="float">
            <text:p>213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l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952" calcext:value-type="float">
            <text:p>329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nhui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49" calcext:value-type="float">
            <text:p>40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n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295" calcext:value-type="float">
            <text:p>322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nray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341" calcext:value-type="float">
            <text:p>193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ssem, Wintelre en Knegs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ia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574" calcext:value-type="float">
            <text:p>95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ierlingsbe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ierpolder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inkeveen en Waverv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laard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913" calcext:value-type="float">
            <text:p>359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agtwed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118" calcext:value-type="float">
            <text:p>81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edd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leuten-De Mee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900" calcext:value-type="float">
            <text:p>109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e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16" calcext:value-type="float">
            <text:p>6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jm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liss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275" calcext:value-type="float">
            <text:p>222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951" calcext:value-type="float">
            <text:p>49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odro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oerend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589" calcext:value-type="float">
            <text:p>65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gelwaar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ollenhov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oor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240" calcext:value-type="float">
            <text:p>182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orhou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011" calcext:value-type="float">
            <text:p>70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orscho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919" calcext:value-type="float">
            <text:p>109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or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834" calcext:value-type="float">
            <text:p>118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72" calcext:value-type="float">
            <text:p>41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ree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rees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rie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riezen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009" calcext:value-type="float">
            <text:p>100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rouwenpold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ug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614" calcext:value-type="float">
            <text:p>126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u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alr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007" calcext:value-type="float">
            <text:p>80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al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399" calcext:value-type="float">
            <text:p>223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ar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arden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ard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ddinx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428" calcext:value-type="float">
            <text:p>134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gen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658" calcext:value-type="float">
            <text:p>166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m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nneperv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nroij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nss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d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ff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menhuiz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mo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41" calcext:value-type="float">
            <text:p>25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rnsv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481" calcext:value-type="float">
            <text:p>44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spi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ssenaa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348" calcext:value-type="float">
            <text:p>123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ter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876" calcext:value-type="float">
            <text:p>78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t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627" calcext:value-type="float">
            <text:p>86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terlandkerkj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d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erse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15" calcext:value-type="float">
            <text:p>48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117" calcext:value-type="float">
            <text:p>241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s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834" calcext:value-type="float">
            <text:p>88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sperkarsp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h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13" calcext:value-type="float">
            <text:p>34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meldin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rken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138" calcext:value-type="float">
            <text:p>131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rkhov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rvershoof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17" calcext:value-type="float">
            <text:p>43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s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 Maas en W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088" calcext:value-type="float">
            <text:p>90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dong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dorp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erbo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erhov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er-Koggen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857" calcext:value-type="float">
            <text:p>68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erschouw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erv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529" calcext:value-type="float">
            <text:p>95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ervoo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034" calcext:value-type="float">
            <text:p>80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kapell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maa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stellingwerf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565" calcext:value-type="float">
            <text:p>125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voorn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838" calcext:value-type="float">
            <text:p>68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wou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zaa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e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790" calcext:value-type="float">
            <text:p>117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61" calcext:value-type="float">
            <text:p>41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inger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253" calcext:value-type="float">
            <text:p>62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ingerwa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ch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147" calcext:value-type="float">
            <text:p>191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dem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dene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deworm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h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53" calcext:value-type="float">
            <text:p>38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k bij Duurste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482" calcext:value-type="float">
            <text:p>114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k en Aal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lr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nandsra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ngaar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ldervan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llemsta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llesko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lni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nk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nscho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061" calcext:value-type="float">
            <text:p>90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n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914" calcext:value-type="float">
            <text:p>69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nters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252" calcext:value-type="float">
            <text:p>142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sc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754" calcext:value-type="float">
            <text:p>97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ssen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tt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ens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897" calcext:value-type="float">
            <text:p>108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e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409" calcext:value-type="float">
            <text:p>194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gn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18" calcext:value-type="float">
            <text:p>41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Wol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922" calcext:value-type="float">
            <text:p>119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lphaarts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ns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rk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rm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rm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732" calcext:value-type="float">
            <text:p>77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rmerve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ubrug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udenbe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540" calcext:value-type="float">
            <text:p>55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udric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124" calcext:value-type="float">
            <text:p>71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uw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ûnseradi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127" calcext:value-type="float">
            <text:p>61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ymbrits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ymbritseradi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118" calcext:value-type="float">
            <text:p>81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Yerse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msla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n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n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nsta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7102" calcext:value-type="float">
            <text:p>671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altbomm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781" calcext:value-type="float">
            <text:p>127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t Zand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ndvoo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732" calcext:value-type="float">
            <text:p>77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deri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786" calcext:value-type="float">
            <text:p>67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e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eevan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192" calcext:value-type="float">
            <text:p>31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ewol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381" calcext:value-type="float">
            <text:p>93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gv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ei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610" calcext:value-type="float">
            <text:p>286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l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01" calcext:value-type="float">
            <text:p>56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aa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885" calcext:value-type="float">
            <text:p>128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ber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evenhov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evenhuiz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evenhuizen-Moerkapel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75" calcext:value-type="float">
            <text:p>48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ierikze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ijp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701" calcext:value-type="float">
            <text:p>57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el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oeter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4001" calcext:value-type="float">
            <text:p>540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eterw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79" calcext:value-type="float">
            <text:p>43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nnemair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outelan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- en Noord-Scherm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-Beij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broek (Gr.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dorp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h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995" calcext:value-type="float">
            <text:p>89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la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pla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wol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zan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nd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369" calcext:value-type="float">
            <text:p>103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tph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347" calcext:value-type="float">
            <text:p>173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aa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mmer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rtewa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rtewat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rtslui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40" calcext:value-type="float">
            <text:p>23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eeloo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ijn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164" calcext:value-type="float">
            <text:p>201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ol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1960" calcext:value-type="float">
            <text:p>519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ollerkersp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a en Hunz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650" calcext:value-type="float">
            <text:p>126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gte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al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933" calcext:value-type="float">
            <text:p>59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ls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369" calcext:value-type="float">
            <text:p>113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l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383" calcext:value-type="float">
            <text:p>93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 Aa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485" calcext:value-type="float">
            <text:p>44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rden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arle-Rixt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bbe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bbenbr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bc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26" calcext:value-type="float">
            <text:p>43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chtkarspe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845" calcext:value-type="float">
            <text:p>138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du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kersloo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87" calcext:value-type="float">
            <text:p>24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blasser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391" calcext:value-type="float">
            <text:p>93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brandswaa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873" calcext:value-type="float">
            <text:p>88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kema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108" calcext:value-type="float">
            <text:p>71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kmaa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7428" calcext:value-type="float">
            <text:p>474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me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976" calcext:value-type="float">
            <text:p>339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mer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5512" calcext:value-type="float">
            <text:p>755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m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lphen aan den Rij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545" calcext:value-type="float">
            <text:p>355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phen en Ri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lphen-Cha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699" calcext:value-type="float">
            <text:p>46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bt Del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19" calcext:value-type="float">
            <text:p>27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bt Montfo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502" calcext:value-type="float">
            <text:p>55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by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ei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e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66" calcext:value-type="float">
            <text:p>17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ero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51" calcext:value-type="float">
            <text:p>36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ersfoo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5596" calcext:value-type="float">
            <text:p>655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mersto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merzo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stel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713" calcext:value-type="float">
            <text:p>407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stenra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ster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2932" calcext:value-type="float">
            <text:p>3729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d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nd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26" calcext:value-type="float">
            <text:p>31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ger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13" calcext:value-type="float">
            <text:p>24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kev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nloo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nna Paulown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871" calcext:value-type="float">
            <text:p>68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peldo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8309" calcext:value-type="float">
            <text:p>783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ppelte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ppinge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411" calcext:value-type="float">
            <text:p>64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cen en Vel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489" calcext:value-type="float">
            <text:p>44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k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rnemui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rn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0873" calcext:value-type="float">
            <text:p>708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sp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s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305" calcext:value-type="float">
            <text:p>303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ssendelf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s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748" calcext:value-type="float">
            <text:p>77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venho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veree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569" calcext:value-type="float">
            <text:p>75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x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190" calcext:value-type="float">
            <text:p>61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ard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a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arle-Nassau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83" calcext:value-type="float">
            <text:p>30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a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869" calcext:value-type="float">
            <text:p>128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ex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flo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kel en Milheez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nger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ren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595" calcext:value-type="float">
            <text:p>155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nev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259" calcext:value-type="float">
            <text:p>242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rsingerho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rwoutswaard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ten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th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19" calcext:value-type="float">
            <text:p>26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d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38" calcext:value-type="float">
            <text:p>54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g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ek (L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674" calcext:value-type="float">
            <text:p>86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k en Don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emst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06" calcext:value-type="float">
            <text:p>42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r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erta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es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e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557" calcext:value-type="float">
            <text:p>65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t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il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lf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77" calcext:value-type="float">
            <text:p>26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lingwed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888" calcext:value-type="float">
            <text:p>48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lingwol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mel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mm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027" calcext:value-type="float">
            <text:p>90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nnebro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24" calcext:value-type="float">
            <text:p>27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nscho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nthuiz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 en D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 en Terblij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amba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682" calcext:value-type="float">
            <text:p>46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807" calcext:value-type="float">
            <text:p>88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n (L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674" calcext:value-type="float">
            <text:p>66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n (NH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261" calcext:value-type="float">
            <text:p>72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n op Zoo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007" calcext:value-type="float">
            <text:p>330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y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234" calcext:value-type="float">
            <text:p>92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ha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h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schenho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652" calcext:value-type="float">
            <text:p>66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kel en Rodenrij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424" calcext:value-type="float">
            <text:p>84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kel-Enscho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kel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kenwou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khou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lic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nhez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176" calcext:value-type="float">
            <text:p>141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niss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340" calcext:value-type="float">
            <text:p>63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412" calcext:value-type="float">
            <text:p>134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un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637" calcext:value-type="float">
            <text:p>126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usich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ver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409" calcext:value-type="float">
            <text:p>184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er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iervli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igge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t Bild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65" calcext:value-type="float">
            <text:p>50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Bil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359" calcext:value-type="float">
            <text:p>173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ngelra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innenmaa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640" calcext:value-type="float">
            <text:p>96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ad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342" calcext:value-type="float">
            <text:p>93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adel en Neters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ankenh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aric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831" calcext:value-type="float">
            <text:p>48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eis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990" calcext:value-type="float">
            <text:p>49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eskensgraaf en Hofwe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oemend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896" calcext:value-type="float">
            <text:p>88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okk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okzij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arnsterhi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198" calcext:value-type="float">
            <text:p>91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choltz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degra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833" calcext:value-type="float">
            <text:p>98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degraven-Reeu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ek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525" calcext:value-type="float">
            <text:p>45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n Bo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16" calcext:value-type="float">
            <text:p>37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lswa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743" calcext:value-type="float">
            <text:p>47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 Bomm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ornsterh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cu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169" calcext:value-type="float">
            <text:p>51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g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ger-Odo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150" calcext:value-type="float">
            <text:p>131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gha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244" calcext:value-type="float">
            <text:p>72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n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262" calcext:value-type="float">
            <text:p>112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se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860" calcext:value-type="float">
            <text:p>108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ssel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skoo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493" calcext:value-type="float">
            <text:p>74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venkarsp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x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437" calcext:value-type="float">
            <text:p>144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xt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640" calcext:value-type="float">
            <text:p>146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ak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and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ed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3316" calcext:value-type="float">
            <text:p>833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ederwie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326" calcext:value-type="float">
            <text:p>63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esken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euke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225" calcext:value-type="float">
            <text:p>72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iel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061" calcext:value-type="float">
            <text:p>80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oek in Wat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oekhui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15" calcext:value-type="float">
            <text:p>9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onckhors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ouwershav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uiniss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um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818" calcext:value-type="float">
            <text:p>108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uns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568" calcext:value-type="float">
            <text:p>155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d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un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unni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994" calcext:value-type="float">
            <text:p>69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nscho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559" calcext:value-type="float">
            <text:p>95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510" calcext:value-type="float">
            <text:p>125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rgh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us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662" calcext:value-type="float">
            <text:p>166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urmals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adier en Ke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adz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allantsoo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apelle aan den IJs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479" calcext:value-type="float">
            <text:p>334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astric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847" calcext:value-type="float">
            <text:p>118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ha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lin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oevo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753" calcext:value-type="float">
            <text:p>177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oth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ranendonc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925" calcext:value-type="float">
            <text:p>99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romstrij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424" calcext:value-type="float">
            <text:p>64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u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979" calcext:value-type="float">
            <text:p>119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uijk en Sint Agatha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ulembo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821" calcext:value-type="float">
            <text:p>128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l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alf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681" calcext:value-type="float">
            <text:p>86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ntum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981" calcext:value-type="float">
            <text:p>99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ntumadi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i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lf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5926" calcext:value-type="float">
            <text:p>459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lfzij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542" calcext:value-type="float">
            <text:p>145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ekam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149" calcext:value-type="float">
            <text:p>61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urn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893" calcext:value-type="float">
            <text:p>158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vent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347" calcext:value-type="float">
            <text:p>433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242" calcext:value-type="float">
            <text:p>82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088" calcext:value-type="float">
            <text:p>120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penhei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04" calcext:value-type="float">
            <text:p>14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penv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ess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ev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nkel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nteloord en Prinsen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nth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nxper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74" calcext:value-type="float">
            <text:p>42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rks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54" calcext:value-type="float">
            <text:p>41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dewaa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33" calcext:value-type="float">
            <text:p>22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es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806" calcext:value-type="float">
            <text:p>58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etinc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229" calcext:value-type="float">
            <text:p>242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kk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om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o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419" calcext:value-type="float">
            <text:p>124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ng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266" calcext:value-type="float">
            <text:p>122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niawerst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o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392" calcext:value-type="float">
            <text:p>53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ornsp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or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0979" calcext:value-type="float">
            <text:p>609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echt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13" calcext:value-type="float">
            <text:p>50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eischo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eum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iebergen-Rijsen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571" calcext:value-type="float">
            <text:p>95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iebrug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iewe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imme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260" calcext:value-type="float">
            <text:p>132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on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605" calcext:value-type="float">
            <text:p>176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un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u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530" calcext:value-type="float">
            <text:p>85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bbel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uive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ui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066" calcext:value-type="float">
            <text:p>130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ivendij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n Du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uss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wingeloo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617" calcext:value-type="float">
            <text:p>96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cht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80" calcext:value-type="float">
            <text:p>33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cht-Sust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dam-Volen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730" calcext:value-type="float">
            <text:p>137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2105" calcext:value-type="float">
            <text:p>521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l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emne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86" calcext:value-type="float">
            <text:p>43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msmo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200" calcext:value-type="float">
            <text:p>82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nr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er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884" calcext:value-type="float">
            <text:p>88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th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gmo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671" calcext:value-type="float">
            <text:p>56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gmond aan Ze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gmond-Binn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i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144" calcext:value-type="float">
            <text:p>81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ijgelshov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ijs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031" calcext:value-type="float">
            <text:p>60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ijsden-Margra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indho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1569" calcext:value-type="float">
            <text:p>1015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966" calcext:value-type="float">
            <text:p>109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kerze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leme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lewouts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sloo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443" calcext:value-type="float">
            <text:p>84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m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235" calcext:value-type="float">
            <text:p>542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mpel en Meer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ngel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nkhui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577" calcext:value-type="float">
            <text:p>85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nsche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3976" calcext:value-type="float">
            <text:p>739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p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836" calcext:value-type="float">
            <text:p>168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rme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553" calcext:value-type="float">
            <text:p>135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sch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st en Opijn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tten en Leu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tten-Leu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062" calcext:value-type="float">
            <text:p>190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verdi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zin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Ferwerd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Ferwerderadi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78" calcext:value-type="float">
            <text:p>42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ijnaart en Heijni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Finsterwol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Franek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Franek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169" calcext:value-type="float">
            <text:p>101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Friese M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Fryske Mar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aast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aasterlân-Slea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25" calcext:value-type="float">
            <text:p>50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asselt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ertruidenbe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396" calcext:value-type="float">
            <text:p>103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ervli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ff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ldermal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540" calcext:value-type="float">
            <text:p>125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ldro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129" calcext:value-type="float">
            <text:p>141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ldrop-Mierlo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l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300" calcext:value-type="float">
            <text:p>173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mer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mert-Bak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621" calcext:value-type="float">
            <text:p>136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ndr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413" calcext:value-type="float">
            <text:p>104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nd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50" calcext:value-type="float">
            <text:p>36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nemui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667" calcext:value-type="float">
            <text:p>46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nne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147" calcext:value-type="float">
            <text:p>81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ull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ess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essen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essenlan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050" calcext:value-type="float">
            <text:p>70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ie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ethoo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lze en Rij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146" calcext:value-type="float">
            <text:p>121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ederee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694" calcext:value-type="float">
            <text:p>56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eree-Overflakke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e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529" calcext:value-type="float">
            <text:p>185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ir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242" calcext:value-type="float">
            <text:p>112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oise M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o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192" calcext:value-type="float">
            <text:p>61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rinc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318" calcext:value-type="float">
            <text:p>173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rs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835" calcext:value-type="float">
            <text:p>68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ud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696" calcext:value-type="float">
            <text:p>366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udera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udriaa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udswa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afstroo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725" calcext:value-type="float">
            <text:p>47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auw en Langen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f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ft-De Rij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94" calcext:value-type="float">
            <text:p>31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ms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90" calcext:value-type="float">
            <text:p>31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th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v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102" calcext:value-type="float">
            <text:p>61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726" calcext:value-type="float">
            <text:p>47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74" calcext:value-type="float">
            <text:p>43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hage (gemeente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6729" calcext:value-type="float">
            <text:p>2267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mo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pold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zan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648" calcext:value-type="float">
            <text:p>96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evenbich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ijps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ijps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e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en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618" calcext:value-type="float">
            <text:p>46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esb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848" calcext:value-type="float">
            <text:p>98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ningen (gemeente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8449" calcext:value-type="float">
            <text:p>884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nsv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ot-Ammer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otebr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otega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822" calcext:value-type="float">
            <text:p>58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ubbenvor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39" calcext:value-type="float">
            <text:p>34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ulp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ulpen-Witt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746" calcext:value-type="float">
            <text:p>77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f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aks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901" calcext:value-type="float">
            <text:p>119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mste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a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906" calcext:value-type="float">
            <text:p>69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l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6610" calcext:value-type="float">
            <text:p>766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lemmerliede en Spaarnw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27" calcext:value-type="float">
            <text:p>28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lemmer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6812" calcext:value-type="float">
            <text:p>568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strech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e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110" calcext:value-type="float">
            <text:p>51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gestei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lderberg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778" calcext:value-type="float">
            <text:p>147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lst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n H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425" calcext:value-type="float">
            <text:p>74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p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rdenbe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558" calcext:value-type="float">
            <text:p>175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der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389" calcext:value-type="float">
            <text:p>203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dinxveld-Giessen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000" calcext:value-type="float">
            <text:p>90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908" calcext:value-type="float">
            <text:p>99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enkarsp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373" calcext:value-type="float">
            <text:p>73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l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773" calcext:value-type="float">
            <text:p>77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me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60" calcext:value-type="float">
            <text:p>39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sk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ssel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26" calcext:value-type="float">
            <text:p>39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tt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984" calcext:value-type="float">
            <text:p>59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velt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zerswou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d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64" calcext:value-type="float">
            <text:p>41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l en Panh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mske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455" calcext:value-type="float">
            <text:p>184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mste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790" calcext:value-type="float">
            <text:p>137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nvli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Heer-Abts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Heer-Arends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145" calcext:value-type="float">
            <text:p>91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Heerenh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en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979" calcext:value-type="float">
            <text:p>209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ewaar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hugowaa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372" calcext:value-type="float">
            <text:p>223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jans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47" calcext:value-type="float">
            <text:p>17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8494" calcext:value-type="float">
            <text:p>484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sch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s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swijk-Dinth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z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ze-Leen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509" calcext:value-type="float">
            <text:p>75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fshuiz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i- en Boeico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ilo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086" calcext:value-type="float">
            <text:p>110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inenoo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inkensz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in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40" calcext:value-type="float">
            <text:p>39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keli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ken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l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541" calcext:value-type="float">
            <text:p>95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 Held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140" calcext:value-type="float">
            <text:p>301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lendo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797" calcext:value-type="float">
            <text:p>177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levoetslui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472" calcext:value-type="float">
            <text:p>194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mo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283" calcext:value-type="float">
            <text:p>402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voir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melumer Oldefe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ndrik-Ido-Amba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746" calcext:value-type="float">
            <text:p>107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gelo (Gld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73" calcext:value-type="float">
            <text:p>41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gelo (O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604" calcext:value-type="float">
            <text:p>406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naard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nsbr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rki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r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Hertogenbosc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6227" calcext:value-type="float">
            <text:p>662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rwen en Aerd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rwijn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t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779" calcext:value-type="float">
            <text:p>47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ukel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u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367" calcext:value-type="float">
            <text:p>83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us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227" calcext:value-type="float">
            <text:p>212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ythuy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967" calcext:value-type="float">
            <text:p>59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llego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611" calcext:value-type="float">
            <text:p>106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lvarenb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237" calcext:value-type="float">
            <text:p>72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lver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973" calcext:value-type="float">
            <text:p>429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ndeloop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dekens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nkoo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nsbr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velak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v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f van Twent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llands Kroo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l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514" calcext:value-type="float">
            <text:p>45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nteniss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67" calcext:value-type="float">
            <text:p>39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fdplaa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blok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e en Lage Mier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e en Lage Zwaluw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eloon, Hapert en Cast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e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695" calcext:value-type="float">
            <text:p>266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zand-Sappe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886" calcext:value-type="float">
            <text:p>168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karsp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wou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304" calcext:value-type="float">
            <text:p>333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rnaa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rss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r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734" calcext:value-type="float">
            <text:p>97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rst aan de Maa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u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184" calcext:value-type="float">
            <text:p>181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ijber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uis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966" calcext:value-type="float">
            <text:p>79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i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631" calcext:value-type="float">
            <text:p>216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lsbe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ul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841" calcext:value-type="float">
            <text:p>98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mmelo en Kepp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91" calcext:value-type="float">
            <text:p>22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n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18" calcext:value-type="float">
            <text:p>30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daard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Jls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Jsselh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87" calcext:value-type="float">
            <text:p>27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sselmui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440" calcext:value-type="float">
            <text:p>74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sselstei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709" calcext:value-type="float">
            <text:p>157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zendij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lpen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tt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Jabe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Jacobsw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196" calcext:value-type="float">
            <text:p>51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Jis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Jutphaa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ag en Braass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meri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mp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806" calcext:value-type="float">
            <text:p>168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nten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pel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807" calcext:value-type="float">
            <text:p>58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ttendij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t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663" calcext:value-type="float">
            <text:p>206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twou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edich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erkra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919" calcext:value-type="float">
            <text:p>259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rkwerv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erk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es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38" calcext:value-type="float">
            <text:p>20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st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43" calcext:value-type="float">
            <text:p>54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laaswa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limm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loetin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loosterbu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lunder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cke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e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ewach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ggen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llumerland en Nieuwkruis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452" calcext:value-type="float">
            <text:p>64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og aan de Zaa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rend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381" calcext:value-type="float">
            <text:p>53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rtenhoef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rtgen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udekerk aan den Rij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ude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abbendij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impen aan de L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impen aan den IJs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549" calcext:value-type="float">
            <text:p>145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rimpenerwa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ommeni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uini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uinr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wa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arb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657" calcext:value-type="float">
            <text:p>106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de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020" calcext:value-type="float">
            <text:p>70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dgraaf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598" calcext:value-type="float">
            <text:p>205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ds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257" calcext:value-type="float">
            <text:p>52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gbr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ge Ruige Wei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ged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018" calcext:value-type="float">
            <text:p>120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gera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sing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ren (Gld.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ren (NH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107" calcext:value-type="float">
            <text:p>61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484" calcext:value-type="float">
            <text:p>94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n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en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erbr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er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537" calcext:value-type="float">
            <text:p>105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r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35" calcext:value-type="float">
            <text:p>37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uwa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5855" calcext:value-type="float">
            <text:p>458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uward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283" calcext:value-type="float">
            <text:p>52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9955" calcext:value-type="float">
            <text:p>599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erdor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462" calcext:value-type="float">
            <text:p>134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schen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348" calcext:value-type="float">
            <text:p>203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schendam-Voor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imui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kker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lysta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526" calcext:value-type="float">
            <text:p>325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mst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275" calcext:value-type="float">
            <text:p>62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ud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us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628" calcext:value-type="float">
            <text:p>146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xmo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chtenvoor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329" calcext:value-type="float">
            <text:p>93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94" calcext:value-type="float">
            <text:p>32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mp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en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Li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508" calcext:value-type="float">
            <text:p>55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shou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esv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774" calcext:value-type="float">
            <text:p>47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mbrich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m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86" calcext:value-type="float">
            <text:p>32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ngew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315" calcext:value-type="float">
            <text:p>53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ngewa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nn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nscho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ss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144" calcext:value-type="float">
            <text:p>111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t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02" calcext:value-type="float">
            <text:p>33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ttens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ttenseradi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312" calcext:value-type="float">
            <text:p>53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c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777" calcext:value-type="float">
            <text:p>97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e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51" calcext:value-type="float">
            <text:p>42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enersloo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oon op Z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507" calcext:value-type="float">
            <text:p>115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os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514" calcext:value-type="float">
            <text:p>45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pi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623" calcext:value-type="float">
            <text:p>66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pper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86" calcext:value-type="float">
            <text:p>54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ss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423" calcext:value-type="float">
            <text:p>114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uyksgest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rheez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21" calcext:value-type="float">
            <text:p>29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s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554" calcext:value-type="float">
            <text:p>205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tensd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867" calcext:value-type="float">
            <text:p>48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bra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808" calcext:value-type="float">
            <text:p>68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bre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338" calcext:value-type="float">
            <text:p>63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sdon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692" calcext:value-type="float">
            <text:p>56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dri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695" calcext:value-type="float">
            <text:p>116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gouw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s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70" calcext:value-type="float">
            <text:p>33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slui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631" calcext:value-type="float">
            <text:p>166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tri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3439" calcext:value-type="float">
            <text:p>634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de en Drimmel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rgra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732" calcext:value-type="float">
            <text:p>67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ie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rke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23" calcext:value-type="float">
            <text:p>36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k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Marn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349" calcext:value-type="float">
            <text:p>53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871" calcext:value-type="float">
            <text:p>48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uri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dembli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31" calcext:value-type="float">
            <text:p>38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e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er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erlo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erlo-Wans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26" calcext:value-type="float">
            <text:p>37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ers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262" calcext:value-type="float">
            <text:p>102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gen, Haren en Macha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ij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56" calcext:value-type="float">
            <text:p>28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lick en Herkenbosch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lis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lissan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naldum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990" calcext:value-type="float">
            <text:p>69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nameradi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nterwol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225" calcext:value-type="float">
            <text:p>62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pp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422" calcext:value-type="float">
            <text:p>154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rkelbe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he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lburg (Z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321" calcext:value-type="float">
            <text:p>233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lharni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794" calcext:value-type="float">
            <text:p>87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li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lst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n-Delf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n-Drenth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321" calcext:value-type="float">
            <text:p>163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nschouw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nv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wolda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wou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er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116" calcext:value-type="float">
            <text:p>51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jdrech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jnsheeren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ll en Sint Hub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59" calcext:value-type="float">
            <text:p>54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llingen aan de Rij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21" calcext:value-type="float">
            <text:p>29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erd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221" calcext:value-type="float">
            <text:p>182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ergest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erhuiz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erkapell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lenaarsgraaf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lenwa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nnicken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nst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153" calcext:value-type="float">
            <text:p>101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ntf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ntfoo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607" calcext:value-type="float">
            <text:p>66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ntfor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ok en Middelaa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90" calcext:value-type="float">
            <text:p>39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or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60" calcext:value-type="float">
            <text:p>39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ui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13" calcext:value-type="float">
            <text:p>34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unstergel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unten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aald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481" calcext:value-type="float">
            <text:p>144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aa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756" calcext:value-type="float">
            <text:p>87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der-Betuw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ederhorst den Be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22" calcext:value-type="float">
            <text:p>25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derl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554" calcext:value-type="float">
            <text:p>75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derwe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933" calcext:value-type="float">
            <text:p>79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e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527" calcext:value-type="float">
            <text:p>55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eerij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585" calcext:value-type="float">
            <text:p>55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bbixwou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dor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633" calcext:value-type="float">
            <text:p>56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- en Sint Joos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-Beij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 Pekela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 Ton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gei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488" calcext:value-type="float">
            <text:p>314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nha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-Nie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r-Amst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r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rkerk aan den IJs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805" calcext:value-type="float">
            <text:p>108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schan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-Ginnek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koo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87" calcext:value-type="float">
            <text:p>54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-Lekk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590" calcext:value-type="float">
            <text:p>45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leu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70" calcext:value-type="float">
            <text:p>41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olda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poor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stad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v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vli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-Vosseme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gtevech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jefu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28" calcext:value-type="float">
            <text:p>54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jev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jke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286" calcext:value-type="float">
            <text:p>182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jme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9819" calcext:value-type="float">
            <text:p>798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ss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ssewa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stelro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be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-Beve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77" calcext:value-type="float">
            <text:p>34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br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eloo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env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360" calcext:value-type="float">
            <text:p>153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er-Koggen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203" calcext:value-type="float">
            <text:p>52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gouw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Noordoostelijke Pold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oostpold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787" calcext:value-type="float">
            <text:p>217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well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424" calcext:value-type="float">
            <text:p>124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wijkerhou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620" calcext:value-type="float">
            <text:p>76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tdor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133" calcext:value-type="float">
            <text:p>61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uenen, Gerwen en Nederwet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761" calcext:value-type="float">
            <text:p>117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umans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unspee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199" calcext:value-type="float">
            <text:p>131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t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377" calcext:value-type="float">
            <text:p>83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bbicht en Papenhov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b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76" calcext:value-type="float">
            <text:p>31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doo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effel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egstgee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980" calcext:value-type="float">
            <text:p>109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hé en Laa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irsbe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irscho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737" calcext:value-type="float">
            <text:p>87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ister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768" calcext:value-type="float">
            <text:p>127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amb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ldebro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274" calcext:value-type="float">
            <text:p>112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ehov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lde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ldemark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ldenz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428" calcext:value-type="float">
            <text:p>154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638" calcext:value-type="float">
            <text:p>46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st-Wijh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m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361" calcext:value-type="float">
            <text:p>83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nderbank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30" calcext:value-type="float">
            <text:p>42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nstwed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ltgensplaa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 Gelr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- en West-Sou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-, West- en Middelbeer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142" calcext:value-type="float">
            <text:p>91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dong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erbr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erhessel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erhou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707" calcext:value-type="float">
            <text:p>267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flakke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55" calcext:value-type="float">
            <text:p>50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huiz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kapell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stellingwerf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118" calcext:value-type="float">
            <text:p>131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voorn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zaa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546" calcext:value-type="float">
            <text:p>45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tmar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06" calcext:value-type="float">
            <text:p>23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enbaar Lichaam Z.IJ.P.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phemer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ploo, Sint Anthonis en Ledeack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p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74" calcext:value-type="float">
            <text:p>54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perdoe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pst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406" calcext:value-type="float">
            <text:p>144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s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633" calcext:value-type="float">
            <text:p>336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ssendrech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terle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tters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tto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 en Nieuw Gast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-Albla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-Beij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387" calcext:value-type="float">
            <text:p>113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 IJsselstre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 Pekela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lan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nbosch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n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nhoo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-Nie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r-Amst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669" calcext:value-type="float">
            <text:p>66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rke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26" calcext:value-type="float">
            <text:p>40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rkerk aan den IJss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-Ton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wat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933" calcext:value-type="float">
            <text:p>49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-Vosseme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wer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rassel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rbetuw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rsla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zan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anner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apeko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apen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268" calcext:value-type="float">
            <text:p>152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eel en Maa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eiz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ekel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705" calcext:value-type="float">
            <text:p>67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hilippin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iershi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ijnack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612" calcext:value-type="float">
            <text:p>116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ijnacker-Noot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olsbr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oortuga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oortvli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osterhol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rinsenbe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urmere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881" calcext:value-type="float">
            <text:p>368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tt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ut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497" calcext:value-type="float">
            <text:p>114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ttersh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aalt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211" calcext:value-type="float">
            <text:p>142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aamsdon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auwerderh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avenstei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71" calcext:value-type="float">
            <text:p>41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eu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432" calcext:value-type="float">
            <text:p>64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id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12" calcext:value-type="float">
            <text:p>35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imersw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316" calcext:value-type="float">
            <text:p>103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ness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nk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949" calcext:value-type="float">
            <text:p>169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nsw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26" calcext:value-type="float">
            <text:p>20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tranchemen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us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usel-De Mie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118" calcext:value-type="float">
            <text:p>61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he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988" calcext:value-type="float">
            <text:p>229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he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692" calcext:value-type="float">
            <text:p>86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hoo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dderke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683" calcext:value-type="float">
            <text:p>236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ethov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etv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nev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nsaterwou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ns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443" calcext:value-type="float">
            <text:p>74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nwaa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68" calcext:value-type="float">
            <text:p>54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nw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450" calcext:value-type="float">
            <text:p>94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Rij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sber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s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321" calcext:value-type="float">
            <text:p>133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ssen-Hol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swijk (NB.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swijk (ZH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101" calcext:value-type="float">
            <text:p>281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lland-Bath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tth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ckanj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erda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175" calcext:value-type="float">
            <text:p>51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ermo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871" calcext:value-type="float">
            <text:p>228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gg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ggel en N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85" calcext:value-type="float">
            <text:p>40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l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Ronde Ve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046" calcext:value-type="float">
            <text:p>170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osend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678" calcext:value-type="float">
            <text:p>386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osendaal en Nisp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ost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smal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ss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tter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3608" calcext:value-type="float">
            <text:p>3036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zen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589" calcext:value-type="float">
            <text:p>65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zend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73" calcext:value-type="float">
            <text:p>7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cph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179" calcext:value-type="float">
            <text:p>111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in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uinerwo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uur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45" calcext:value-type="float">
            <text:p>40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wi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as van Gen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57" calcext:value-type="float">
            <text:p>43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assenhei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621" calcext:value-type="float">
            <text:p>76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aesbe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a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650" calcext:value-type="float">
            <text:p>86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a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alk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arst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emd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194" calcext:value-type="float">
            <text:p>71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ellinkhou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lluin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rm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85" calcext:value-type="float">
            <text:p>23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ermerho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rpeniss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rpenz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621" calcext:value-type="float">
            <text:p>46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e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752" calcext:value-type="float">
            <text:p>387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ermonnikoo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23" calcext:value-type="float">
            <text:p>5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jnd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427" calcext:value-type="float">
            <text:p>114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mmer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in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767" calcext:value-type="float">
            <text:p>67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nv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iplui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02" calcext:value-type="float">
            <text:p>54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ondij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oonebe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oonho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976" calcext:value-type="float">
            <text:p>59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onrewoe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oor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00" calcext:value-type="float">
            <text:p>33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uwen-Duive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254" calcext:value-type="float">
            <text:p>172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erooskerke (Schouwen-Duivenland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erooskerke (Walcheren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even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37" calcext:value-type="float">
            <text:p>35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jbekarsp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mpelv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762" calcext:value-type="float">
            <text:p>57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Anthoni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716" calcext:value-type="float">
            <text:p>57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Geertrui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Janst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Lauren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Maar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Odilienbe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Pancra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Philips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-Anna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-Maartens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-Michielsgest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859" calcext:value-type="float">
            <text:p>138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-Oedenro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504" calcext:value-type="float">
            <text:p>85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tta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086" calcext:value-type="float">
            <text:p>250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ttard-Gel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karsterlâ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329" calcext:value-type="float">
            <text:p>133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lenak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lie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087" calcext:value-type="float">
            <text:p>120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ocht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270" calcext:value-type="float">
            <text:p>72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oten (F.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lui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luis (oud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luis-Aarden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44" calcext:value-type="float">
            <text:p>33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malling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907" calcext:value-type="float">
            <text:p>269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mil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n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375" calcext:value-type="float">
            <text:p>163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nelrewa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oe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858" calcext:value-type="float">
            <text:p>228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om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112" calcext:value-type="float">
            <text:p>91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ommels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on en Breug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391" calcext:value-type="float">
            <text:p>73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paube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pijkeniss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410" calcext:value-type="float">
            <text:p>374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prang-Capell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. Anthoni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d aan 't Haringvli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d Del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92" calcext:value-type="float">
            <text:p>36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dskan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999" calcext:value-type="float">
            <text:p>169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nddaarbui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phor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536" calcext:value-type="float">
            <text:p>75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veniss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vo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de Broec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420" calcext:value-type="float">
            <text:p>104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d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en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693" calcext:value-type="float">
            <text:p>116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bergen en Kruis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end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51" calcext:value-type="float">
            <text:p>24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523" calcext:value-type="float">
            <text:p>115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wijk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enwijkerwo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in (L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174" calcext:value-type="float">
            <text:p>131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llen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vensweer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ichtse Vech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iphou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ol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outen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ramproy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reef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rij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672" calcext:value-type="float">
            <text:p>46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údwest-Fryslâ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ust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531" calcext:value-type="float">
            <text:p>65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wal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05" calcext:value-type="float">
            <text:p>43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ge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785" calcext:value-type="float">
            <text:p>97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heij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ermun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erneu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442" calcext:value-type="float">
            <text:p>174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schellin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58" calcext:value-type="float">
            <text:p>22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teri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ex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819" calcext:value-type="float">
            <text:p>68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yli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ho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892" calcext:value-type="float">
            <text:p>118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h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19" calcext:value-type="float">
            <text:p>13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991" calcext:value-type="float">
            <text:p>199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enhoven (ZH.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ietjerkst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il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9100" calcext:value-type="float">
            <text:p>991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ub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824" calcext:value-type="float">
            <text:p>98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udderen (Drostambt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ull en 't Wa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wenter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wis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ynaar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179" calcext:value-type="float">
            <text:p>161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ytsjerksteradi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431" calcext:value-type="float">
            <text:p>154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bach over Worm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b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720" calcext:value-type="float">
            <text:p>47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765" calcext:value-type="float">
            <text:p>197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denhou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itgee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796" calcext:value-type="float">
            <text:p>57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itho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251" calcext:value-type="float">
            <text:p>132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ithuiz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ithuizermee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lestra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lr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948" calcext:value-type="float">
            <text:p>79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rmo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rs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squer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ting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trecht (gemeente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1591" calcext:value-type="float">
            <text:p>1215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trechtse Heuvelru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aal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24" calcext:value-type="float">
            <text:p>54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711" calcext:value-type="float">
            <text:p>67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burg (ZH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40" calcext:value-type="float">
            <text:p>18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burg aan de Geu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002" calcext:value-type="float">
            <text:p>90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burg-Houth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alkeniss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alkenswaa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596" calcext:value-type="float">
            <text:p>155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ri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een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300" calcext:value-type="float">
            <text:p>143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enend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648" calcext:value-type="float">
            <text:p>306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er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943" calcext:value-type="float">
            <text:p>109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gh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215" calcext:value-type="float">
            <text:p>182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ldho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152" calcext:value-type="float">
            <text:p>211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l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025" calcext:value-type="float">
            <text:p>340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nhui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79" calcext:value-type="float">
            <text:p>37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n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158" calcext:value-type="float">
            <text:p>331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nray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798" calcext:value-type="float">
            <text:p>187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ssem, Wintelre en Knegs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ia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687" calcext:value-type="float">
            <text:p>96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ierlingsbe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ierpolder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inkeveen en Waverv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laard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762" calcext:value-type="float">
            <text:p>377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agtwed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286" calcext:value-type="float">
            <text:p>82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edd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leuten-De Mee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210" calcext:value-type="float">
            <text:p>112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e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99" calcext:value-type="float">
            <text:p>5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jm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liss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501" calcext:value-type="float">
            <text:p>225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863" calcext:value-type="float">
            <text:p>48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odro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oerend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553" calcext:value-type="float">
            <text:p>65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gelwaar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ollenhov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oor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417" calcext:value-type="float">
            <text:p>204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orhou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887" calcext:value-type="float">
            <text:p>68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orscho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702" calcext:value-type="float">
            <text:p>117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or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879" calcext:value-type="float">
            <text:p>118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19" calcext:value-type="float">
            <text:p>43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ree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rees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rie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riezen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866" calcext:value-type="float">
            <text:p>98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rouwenpold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ug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855" calcext:value-type="float">
            <text:p>128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u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alr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259" calcext:value-type="float">
            <text:p>82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al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879" calcext:value-type="float">
            <text:p>228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ar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arden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ard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ddinx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415" calcext:value-type="float">
            <text:p>134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gen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168" calcext:value-type="float">
            <text:p>171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m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nneperv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nroij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nss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d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ff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menhuiz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mo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18" calcext:value-type="float">
            <text:p>26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rnsv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651" calcext:value-type="float">
            <text:p>46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spi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ssenaa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671" calcext:value-type="float">
            <text:p>136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ter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775" calcext:value-type="float">
            <text:p>77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t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597" calcext:value-type="float">
            <text:p>85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terlandkerkj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d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erse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479" calcext:value-type="float">
            <text:p>44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034" calcext:value-type="float">
            <text:p>240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s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258" calcext:value-type="float">
            <text:p>92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sperkarsp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h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94" calcext:value-type="float">
            <text:p>32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meldin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rken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982" calcext:value-type="float">
            <text:p>129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rkhov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rvershoof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64" calcext:value-type="float">
            <text:p>41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s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 Maas en W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093" calcext:value-type="float">
            <text:p>90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dong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dorp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erbo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erhov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er-Koggen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717" calcext:value-type="float">
            <text:p>67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erschouw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erv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414" calcext:value-type="float">
            <text:p>94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ervoo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119" calcext:value-type="float">
            <text:p>81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kapell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maa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stellingwerf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682" calcext:value-type="float">
            <text:p>126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voorn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061" calcext:value-type="float">
            <text:p>70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wou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zaa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e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654" calcext:value-type="float">
            <text:p>116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98" calcext:value-type="float">
            <text:p>41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inger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060" calcext:value-type="float">
            <text:p>60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ingerwa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ch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281" calcext:value-type="float">
            <text:p>192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dem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dene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deworm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h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42" calcext:value-type="float">
            <text:p>38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k bij Duurste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673" calcext:value-type="float">
            <text:p>116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k en Aal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lr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nandsra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ngaar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ldervan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llemsta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llesko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lni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nk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nscho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730" calcext:value-type="float">
            <text:p>97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n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095" calcext:value-type="float">
            <text:p>70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nters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420" calcext:value-type="float">
            <text:p>144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sc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832" calcext:value-type="float">
            <text:p>98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ssen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tt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ens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559" calcext:value-type="float">
            <text:p>105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e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628" calcext:value-type="float">
            <text:p>196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gn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88" calcext:value-type="float">
            <text:p>38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Wol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862" calcext:value-type="float">
            <text:p>118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lphaarts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ns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rk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rm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rm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651" calcext:value-type="float">
            <text:p>76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rmerve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ubrug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udenbe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85" calcext:value-type="float">
            <text:p>54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udric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140" calcext:value-type="float">
            <text:p>71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uw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ûnseradi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818" calcext:value-type="float">
            <text:p>58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ymbrits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ymbritseradi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819" calcext:value-type="float">
            <text:p>78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Yerse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msla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n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n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nsta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9013" calcext:value-type="float">
            <text:p>690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altbomm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879" calcext:value-type="float">
            <text:p>128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t Zand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ndvoo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565" calcext:value-type="float">
            <text:p>85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deri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823" calcext:value-type="float">
            <text:p>68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e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eevan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50" calcext:value-type="float">
            <text:p>31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ewol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998" calcext:value-type="float">
            <text:p>89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gv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ei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234" calcext:value-type="float">
            <text:p>312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l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602" calcext:value-type="float">
            <text:p>56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aa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306" calcext:value-type="float">
            <text:p>133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ber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evenhov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evenhuiz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evenhuizen-Moerkapel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107" calcext:value-type="float">
            <text:p>51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ierikze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ijp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94" calcext:value-type="float">
            <text:p>54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el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oeter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6128" calcext:value-type="float">
            <text:p>561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eterw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04" calcext:value-type="float">
            <text:p>43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nnemair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outelan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- en Noord-Scherm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-Beij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broek (Gr.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dorp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h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105" calcext:value-type="float">
            <text:p>91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la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pla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wol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zan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nd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903" calcext:value-type="float">
            <text:p>99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tph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347" calcext:value-type="float">
            <text:p>183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aa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mmer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rtewa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rtewat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rtslui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48" calcext:value-type="float">
            <text:p>23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eeloo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ijn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245" calcext:value-type="float">
            <text:p>212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ol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5037" calcext:value-type="float">
            <text:p>550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ollerkersp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5"/>
          <table:table-cell table:style-name="ce10"/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abLinker" style:family="table-cell" style:parent-style-name="Default" style:data-style-name="N0">
      <style:table-cell-properties fo:background-color="transparent" style:vertical-align="automatic"/>
    </style:style>
    <style:style style:name="TL_20_ColHeader" style:display-name="TL ColHeader" style:family="table-cell" style:parent-style-name="Default" style:data-style-name="N0">
      <style:table-cell-properties fo:background-color="#69d2e7" style:vertical-align="automatic"/>
    </style:style>
    <style:style style:name="TL_20_Data" style:display-name="TL Data" style:family="table-cell" style:parent-style-name="Default" style:data-style-name="N0">
      <style:table-cell-properties fo:background-color="#c8c8a9" style:vertical-align="automatic"/>
    </style:style>
    <style:style style:name="TL_20_RowHeader" style:display-name="TL RowHeader" style:family="table-cell" style:parent-style-name="Default" style:data-style-name="N0">
      <style:table-cell-properties fo:background-color="#fae600" style:vertical-align="automatic"/>
    </style:style>
    <style:style style:name="TL_20_RowProperty" style:display-name="TL RowProperty" style:family="table-cell" style:parent-style-name="Default" style:data-style-name="N0">
      <style:table-cell-properties fo:background-color="#fa6900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MacOSX_X86_64 LibreOffice_project/de093506bcdc5fafd9023ee680b8c60e3e0645d7</meta:generator>
    <meta:initial-creator>Ashkan Ashkpour</meta:initial-creator>
    <meta:creation-date>2017-12-07T12:17:16Z</meta:creation-date>
    <dc:date>2017-12-08T13:36:48.030655000</dc:date>
    <meta:editing-cycles>3</meta:editing-cycles>
    <meta:editing-duration>PT7M42S</meta:editing-duration>
    <meta:document-statistic meta:table-count="1" meta:cell-count="5737" meta:object-count="0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</office:meta>
</office:document-meta>
</file>